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font-name="Liberation Mono"/>
    </style:style>
    <style:style style:name="P7" style:family="paragraph" style:parent-style-name="Standard">
      <style:text-properties style:font-name="Liberation Mono" fo:font-style="italic" style:font-style-asian="italic" style:font-style-complex="italic"/>
    </style:style>
    <style:style style:name="P8" style:family="paragraph" style:parent-style-name="Standard">
      <style:paragraph-properties fo:margin-top="0in" fo:margin-bottom="0in" style:contextual-spacing="false"/>
      <style:text-properties style:font-name="Liberation Mono" fo:font-size="12pt" officeooo:paragraph-rsid="0013e601" style:font-size-asian="12pt" style:font-size-complex="12pt"/>
    </style:style>
    <style:style style:name="P9" style:family="paragraph" style:parent-style-name="Standard">
      <style:paragraph-properties fo:margin-top="0in" fo:margin-bottom="0.0799in" style:contextual-spacing="false"/>
      <style:text-properties style:font-name="Liberation Mono" fo:font-size="12pt" style:font-size-asian="12pt" style:font-size-complex="12pt"/>
    </style:style>
    <style:style style:name="P10" style:family="paragraph" style:parent-style-name="Standard">
      <style:paragraph-properties fo:margin-top="0in" fo:margin-bottom="0.1799in" style:contextual-spacing="false"/>
      <style:text-properties style:font-name="Liberation Mono" fo:font-size="12pt" style:font-size-asian="12pt" style:font-size-complex="12pt"/>
    </style:style>
    <style:style style:name="P11" style:family="paragraph" style:parent-style-name="Standard">
      <style:paragraph-properties fo:margin-top="0in" fo:margin-bottom="0in" style:contextual-spacing="false"/>
      <style:text-properties style:font-name="Liberation Mono" fo:font-size="12pt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/>
      <style:text-properties style:font-name="Liberation Mono" fo:font-size="12pt" fo:font-style="italic" officeooo:paragraph-rsid="0013e601" style:font-size-asian="12pt" style:font-style-asian="italic" style:font-size-complex="12pt" style:font-style-complex="italic"/>
    </style:style>
    <style:style style:name="P13" style:family="paragraph" style:parent-style-name="Heading_20_1">
      <style:paragraph-properties fo:break-before="page"/>
      <style:text-properties officeooo:paragraph-rsid="00106b71"/>
    </style:style>
    <style:style style:name="P14" style:family="paragraph" style:parent-style-name="Heading_20_1">
      <style:paragraph-properties fo:break-before="page"/>
      <style:text-properties officeooo:paragraph-rsid="0015e569"/>
    </style:style>
    <style:style style:name="P15" style:family="paragraph" style:parent-style-name="Standard">
      <style:paragraph-properties fo:margin-top="0in" fo:margin-bottom="0in" style:contextual-spacing="false"/>
      <style:text-properties style:font-name="Liberation Mono"/>
    </style:style>
    <style:style style:name="P16" style:family="paragraph" style:parent-style-name="Standard">
      <style:paragraph-properties fo:margin-top="0in" fo:margin-bottom="0in" style:contextual-spacing="false"/>
      <style:text-properties style:font-name="Liberation Mono" officeooo:paragraph-rsid="0015e569"/>
    </style:style>
    <style:style style:name="P1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21" style:family="paragraph" style:parent-style-name="Text_20_body" style:list-style-name="">
      <style:paragraph-properties fo:margin-top="0in" fo:margin-bottom="0in" style:contextual-spacing="false"/>
      <style:text-properties style:font-name="Liberation Mono" officeooo:paragraph-rsid="00106b71"/>
    </style:style>
    <style:style style:name="P22" style:family="paragraph" style:parent-style-name="Text_20_body" style:list-style-name="">
      <style:paragraph-properties fo:margin-top="0in" fo:margin-bottom="0in" style:contextual-spacing="false"/>
      <style:text-properties style:font-name="Liberation Mono" officeooo:paragraph-rsid="0015e569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5ecb2"/>
    </style:style>
    <style:style style:name="T8" style:family="text">
      <style:text-properties officeooo:rsid="00177b43"/>
    </style:style>
    <style:style style:name="T9" style:family="text">
      <style:text-properties officeooo:rsid="0018c4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729. My Calendar I</text:h>
      <text:p text:style-name="P2">You are implementing a program to use as your calendar. We can add a new event if adding the event will not cause a <text:span text:style-name="Strong_20_Emphasis"><text:span text:style-name="T1">double booking</text:span></text:span>.</text:p>
      <text:p text:style-name="P2">A <text:span text:style-name="Strong_20_Emphasis"><text:span text:style-name="T1">double booking</text:span></text:span> happens when two events have some non-empty intersection (i.e., some moment is common to both events.).</text:p>
      <text:p text:style-name="P2">The event can be represented as a pair of integers <text:span text:style-name="Source_20_Text"><text:span text:style-name="T2">start</text:span></text:span> and <text:span text:style-name="Source_20_Text"><text:span text:style-name="T2">end</text:span></text:span> that represents a booking on the half-open interval <text:span text:style-name="Source_20_Text"><text:span text:style-name="T2">[start, end)</text:span></text:span>, the range of real numbers <text:span text:style-name="Source_20_Text"><text:span text:style-name="T2">x</text:span></text:span> such that <text:span text:style-name="Source_20_Text"><text:span text:style-name="T2">start &lt;= x &lt; end</text:span></text:span>.</text:p>
      <text:p text:style-name="P2">Implement the <text:span text:style-name="Source_20_Text"><text:span text:style-name="T2">MyCalendar</text:span></text:span> class:</text:p>
      <text:list text:style-name="L1">
        <text:list-item>
          <text:p text:style-name="P17"><text:span text:style-name="Source_20_Text"><text:span text:style-name="T2">MyCalendar()</text:span></text:span> Initializes the calendar object.</text:p>
        </text:list-item>
        <text:list-item>
          <text:p text:style-name="P18"><text:span text:style-name="Source_20_Text"><text:span text:style-name="T2">boolean book(int start, int end)</text:span></text:span> Returns <text:span text:style-name="Source_20_Text"><text:span text:style-name="T2">true</text:span></text:span> if the event can be added to the calendar successfully without causing a <text:span text:style-name="Strong_20_Emphasis"><text:span text:style-name="T1">double booking</text:span></text:span>. Otherwise, return <text:span text:style-name="Source_20_Text"><text:span text:style-name="T2">false</text:span></text:span> and do not add the event to the calendar.</text:p>
        </text:list-item>
      </text:list>
      <text:p text:style-name="P2"> </text:p>
      <text:p text:style-name="P2"><text:span text:style-name="Strong_20_Emphasis"><text:span text:style-name="T1">Example 1:</text:span></text:span></text:p>
      <text:p text:style-name="P1"><text:span text:style-name="Strong_20_Emphasis"><text:span text:style-name="T1">Input</text:span></text:span></text:p>
      <text:p text:style-name="P4">["MyCalendar", "book", "book", "book"]</text:p>
      <text:p text:style-name="P4">[[], [10, 20], [15, 25], [20, 30]]</text:p>
      <text:p text:style-name="P1"><text:span text:style-name="Strong_20_Emphasis"><text:span text:style-name="T1">Output</text:span></text:span></text:p>
      <text:p text:style-name="P4">[null, true, false, true]</text:p>
      <text:p text:style-name="P4"/>
      <text:p text:style-name="P1"><text:span text:style-name="Strong_20_Emphasis"><text:span text:style-name="T1">Explanation</text:span></text:span></text:p>
      <text:p text:style-name="P4">MyCalendar myCalendar = new MyCalendar();</text:p>
      <text:p text:style-name="P4">myCalendar.book(10, 20); // return True</text:p>
      <text:p text:style-name="P4">myCalendar.book(15, 25); // return False, It can not be booked because time 15 is already booked by another event.</text:p>
      <text:p text:style-name="P3">myCalendar.book(20, 30); // return True, The event can be booked, as the first event takes every time less than 20, but not including 20.</text:p>
      <text:p text:style-name="P2"> </text:p>
      <text:p text:style-name="P2"><text:span text:style-name="Strong_20_Emphasis"><text:span text:style-name="T1">Constraints:</text:span></text:span></text:p>
      <text:list text:style-name="L2">
        <text:list-item>
          <text:p text:style-name="P19"><text:span text:style-name="Source_20_Text"><text:span text:style-name="T2">0 &lt;= start &lt; end &lt;= 10</text:span></text:span><text:span text:style-name="Source_20_Text"><text:span text:style-name="T3">9</text:span></text:span></text:p>
        </text:list-item>
        <text:list-item>
          <text:p text:style-name="P20">At most <text:span text:style-name="Source_20_Text"><text:span text:style-name="T2">1000</text:span></text:span> calls will be made to <text:span text:style-name="Source_20_Text"><text:span text:style-name="T2">book</text:span></text:span>.</text:p>
        </text:list-item>
      </text:list>
      <text:p text:style-name="Standard"/>
      <text:h text:style-name="P13" text:outline-level="1">729. My Calendar I</text:h>
      <text:p text:style-name="Standard">/*</text:p>
      <text:p text:style-name="P5"><text:s text:c="4"/>Brute force: for each book query,</text:p>
      <text:p text:style-name="P5"><text:s text:c="4"/>check if the new event (start to end) overlap or not</text:p>
      <text:p text:style-name="P5"><text:s text:c="4"/>with all previous events.</text:p>
      <text:p text:style-name="Standard"/>
      <text:p text:style-name="Standard"><text:s text:c="4"/>Time complexity: <draw:frame draw:style-name="fr1" draw:name="Object1" text:anchor-type="as-char" svg:y="-0.2161in" svg:width="0.6398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 text:c="4"/>Space complexity: <draw:frame draw:style-name="fr1" draw:name="Object2" text:anchor-type="as-char" svg:y="-0.1909in" svg:width="0.5752in" svg:height="0.25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 text:c="4"/><draw:frame draw:style-name="fr1" draw:name="Object6" text:anchor-type="as-char" svg:y="-0.1862in" svg:width="0.2492in" svg:height="0.2311in" draw:z-index="5"><draw:object xlink:href="./Object 6" xlink:type="simple" xlink:show="embed" xlink:actuate="onLoad"/><draw:image xlink:href="./ObjectReplacements/Object 6" xlink:type="simple" xlink:show="embed" xlink:actuate="onLoad"/></draw:frame>: total number of events</text:p>
      <text:p text:style-name="Standard">*/</text:p>
      <text:p text:style-name="P6">class MyCalendar {</text:p>
      <text:p text:style-name="P6"><text:s text:c="4"/>private:</text:p>
      <text:p text:style-name="P6"><text:s text:c="6"/><text:span text:style-name="T6"><text:s text:c="2"/>// Store all events</text:span></text:p>
      <text:p text:style-name="P6"><text:s text:c="8"/>std::vector&lt;std::pair&lt;int,int&gt;&gt; booked;</text:p>
      <text:p text:style-name="P6"><text:s text:c="4"/>public:</text:p>
      <text:p text:style-name="P6"><text:s text:c="8"/>MyCalendar() {</text:p>
      <text:p text:style-name="P6"><text:s text:c="12"/></text:p>
      <text:p text:style-name="P6"><text:s text:c="8"/>}</text:p>
      <text:p text:style-name="P6"/>
      <text:p text:style-name="P6"><text:s text:c="8"/><text:span text:style-name="T5">// Could be called n times</text:span></text:p>
      <text:p text:style-name="P6"><text:s text:c="8"/>bool book(int start, int end) {</text:p>
      <text:p text:style-name="P6"><text:s text:c="12"/><text:span text:style-name="T5">// For each previous event (s to e)...</text:span></text:p>
      <text:p text:style-name="P6"><text:s text:c="12"/>for(auto&amp; [s,e]: booked){</text:p>
      <text:p text:style-name="P6"><text:s text:c="16"/><text:span text:style-name="T5">// if it overlap with the new event</text:span></text:p>
      <text:p text:style-name="P7"><text:s text:c="16"/>// (start to end), don't schedule the new event</text:p>
      <text:p text:style-name="P6"><text:s text:c="16"/>if(s&lt;end &amp;&amp; e&gt;start) return false;</text:p>
      <text:p text:style-name="P6"><text:s text:c="12"/>}</text:p>
      <text:p text:style-name="P6"><text:s text:c="8"/></text:p>
      <text:p text:style-name="P6"><text:s text:c="11"/><text:span text:style-name="T5"><text:s/>// Otherwise, add the new event to the list</text:span></text:p>
      <text:p text:style-name="P6"><text:s text:c="12"/>booked.push_back({start,end});</text:p>
      <text:p text:style-name="P6"/>
      <text:p text:style-name="P6"><text:s text:c="11"/><text:span text:style-name="T5"><text:s/>// Accept scheduling the new event.</text:span></text:p>
      <text:p text:style-name="P6"><text:s text:c="12"/>return true;</text:p>
      <text:p text:style-name="P6"><text:s text:c="8"/>}</text:p>
      <text:p text:style-name="P6"><text:s text:c="4"/>};</text:p>
      <text:h text:style-name="P14" text:outline-level="1">729. My Calendar I</text:h>
      <text:p text:style-name="P16">/*</text:p>
      <text:h text:style-name="P22" text:outline-level="1"><text:s text:c="4"/><text:span text:style-name="T4">Active Interval counting</text:span></text:h>
      <text:h text:style-name="P22" text:outline-level="1"><text:s text:c="4"/>Time complexity: O(<text:span text:style-name="T7">n</text:span><text:span text:style-name="T8">m</text:span>)</text:h>
      <text:h text:style-name="P22" text:outline-level="1"><text:s text:c="4"/>Space complexity: O(<text:span text:style-name="T8">m</text:span>)</text:h>
      <text:h text:style-name="P22" text:outline-level="1"><text:s text:c="4"/>n: total number of events</text:h>
      <text:h text:style-name="P22" text:outline-level="1"><text:s text:c="4"/><text:span text:style-name="T9">m</text:span><text:span text:style-name="T8">: number of starting points and and points </text:span></text:h>
      <text:h text:style-name="P22" text:outline-level="1">*/</text:h>
      <text:h text:style-name="P22" text:outline-level="1">class MyCalendar {</text:h>
      <text:h text:style-name="P22" text:outline-level="1">map&lt;int,int&gt; dp;</text:h>
      <text:h text:style-name="P22" text:outline-level="1">public:</text:h>
      <text:h text:style-name="P22" text:outline-level="1"><text:s text:c="4"/>MyCalendar() {</text:h>
      <text:h text:style-name="P22" text:outline-level="1"><text:s text:c="8"/></text:h>
      <text:h text:style-name="P22" text:outline-level="1"><text:s text:c="4"/>}</text:h>
      <text:h text:style-name="P22" text:outline-level="1"><text:s text:c="4"/></text:h>
      <text:h text:style-name="P22" text:outline-level="1"><text:s text:c="4"/>bool book(int start, int end) {</text:h>
      <text:h text:style-name="P22" text:outline-level="1"><text:s text:c="8"/>dp[start]++;</text:h>
      <text:h text:style-name="P22" text:outline-level="1"><text:s text:c="8"/>dp[end]--;</text:h>
      <text:h text:style-name="P22" text:outline-level="1"><text:s text:c="8"/>int s = 0;</text:h>
      <text:h text:style-name="P22" text:outline-level="1"><text:s text:c="8"/>for (auto v: dp){</text:h>
      <text:h text:style-name="P22" text:outline-level="1"><text:s text:c="12"/>s += v.second;</text:h>
      <text:h text:style-name="P22" text:outline-level="1"><text:s text:c="12"/>if (s &gt;= 2) {</text:h>
      <text:h text:style-name="P22" text:outline-level="1"><text:s text:c="16"/>dp[start]--;</text:h>
      <text:h text:style-name="P22" text:outline-level="1"><text:s text:c="16"/>dp[end]++;</text:h>
      <text:h text:style-name="P22" text:outline-level="1"><text:s text:c="16"/>return false;</text:h>
      <text:h text:style-name="P22" text:outline-level="1"><text:s text:c="12"/>}</text:h>
      <text:h text:style-name="P22" text:outline-level="1"><text:s text:c="8"/>}</text:h>
      <text:h text:style-name="P22" text:outline-level="1"><text:s text:c="8"/>return true;</text:h>
      <text:h text:style-name="P22" text:outline-level="1"><text:s text:c="4"/>}</text:h>
      <text:h text:style-name="P22" text:outline-level="1">};</text:h>
      <text:h text:style-name="P13" text:outline-level="1">729. My Calendar I</text:h>
      <text:p text:style-name="Standard">/*</text:p>
      <text:p text:style-name="Standard"><text:s text:c="3"/><text:span text:style-name="T4"><text:s/>Binary search: for each book query,</text:span></text:p>
      <text:p text:style-name="P5"><text:s text:c="4"/>check if the new event (start to end) overlap or not</text:p>
      <text:p text:style-name="P5"><text:s text:c="4"/>with all previous events.</text:p>
      <text:p text:style-name="Standard"/>
      <text:p text:style-name="Standard"><text:s text:c="4"/>Time complexity: <draw:frame draw:style-name="fr1" draw:name="Object3" text:anchor-type="as-char" svg:y="-0.1909in" svg:width="0.9453in" svg:height="0.251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s text:c="4"/>Space complexity: <draw:frame draw:style-name="fr1" draw:name="Object4" text:anchor-type="as-char" svg:y="-0.1909in" svg:width="0.5752in" svg:height="0.251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text:s text:c="4"/><draw:frame draw:style-name="fr1" draw:name="Object5" text:anchor-type="as-char" svg:y="-0.1862in" svg:width="0.2492in" svg:height="0.2311in" draw:z-index="4"><draw:object xlink:href="./Object 5" xlink:type="simple" xlink:show="embed" xlink:actuate="onLoad"/><draw:image xlink:href="./ObjectReplacements/Object 5" xlink:type="simple" xlink:show="embed" xlink:actuate="onLoad"/></draw:frame>: total number of events</text:p>
      <text:p text:style-name="Standard">*/</text:p>
      <text:p text:style-name="P9">class MyCalendar {</text:p>
      <text:p text:style-name="P9"><text:s text:c="4"/>private:</text:p>
      <text:p text:style-name="P9"><text:s text:c="8"/>std::map&lt;int,int&gt; booked;</text:p>
      <text:p text:style-name="P9"><text:s text:c="4"/>public:</text:p>
      <text:p text:style-name="P9"><text:s text:c="8"/>MyCalendar() {</text:p>
      <text:p text:style-name="P9"><text:s text:c="12"/></text:p>
      <text:p text:style-name="P9"><text:s text:c="8"/>}</text:p>
      <text:p text:style-name="P9"><text:s text:c="8"/></text:p>
      <text:p text:style-name="P9"><text:s text:c="8"/>bool book(int start, int end) {</text:p>
      <text:p text:style-name="P11"><text:s text:c="11"/><text:span text:style-name="T5">//Find next event</text:span></text:p>
      <text:p text:style-name="P10"><text:s text:c="11"/>auto next=booked.lower_bound(start);</text:p>
      <text:p text:style-name="P8"><text:s text:c="11"/><text:span text:style-name="T5">// If next event overlaps with the next one, don't</text:span></text:p>
      <text:p text:style-name="P12"><text:tab/><text:tab/> //schedule it</text:p>
      <text:p text:style-name="P10"><text:s text:c="11"/>if(next!=booked.end() &amp;&amp; next-&gt;first&lt;end) return false;</text:p>
      <text:p text:style-name="P8"><text:s text:c="10"/><text:span text:style-name="T5"><text:s/>// If next event overlaps with the next one, don't</text:span></text:p>
      <text:p text:style-name="P12"><text:tab/><text:tab/>// schedule it</text:p>
      <text:p text:style-name="P9"><text:s text:c="11"/>if(next!=booked.begin() &amp;&amp; std::prev(next)-&gt;second&gt;start) <text:tab/><text:tab/><text:tab/><text:tab/><text:tab/><text:tab/><text:tab/>return false;</text:p>
      <text:p text:style-name="P9"/>
      <text:p text:style-name="P9"><text:s text:c="8"/><text:span text:style-name="T5"><text:s text:c="3"/>// Otherwise, schedule the new event (from start to end)</text:span></text:p>
      <text:p text:style-name="P9"><text:s text:c="11"/>booked[start]=end;</text:p>
      <text:p text:style-name="P9"><text:s text:c="11"/>return true;</text:p>
      <text:p text:style-name="P9"><text:s text:c="8"/>}</text:p>
      <text:p text:style-name="P9"><text:s text:c="4"/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23:32:16.775056374</meta:creation-date>
    <dc:date>2024-09-27T11:09:07.251584842</dc:date>
    <meta:editing-duration>PT12M50S</meta:editing-duration>
    <meta:editing-cycles>9</meta:editing-cycles>
    <meta:generator>LibreOffice/24.2.5.2$Linux_X86_64 LibreOffice_project/420$Build-2</meta:generator>
    <meta:print-date>2024-09-27T11:06:24.246521462</meta:print-date>
    <meta:printed-by>PDF files</meta:printed-by>
    <meta:document-statistic meta:table-count="0" meta:image-count="0" meta:object-count="6" meta:page-count="4" meta:paragraph-count="117" meta:word-count="519" meta:character-count="3630" meta:non-whitespace-character-count="2587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nlogn</mi>
        </mrow>
        <mo fence="true" form="postfix" stretchy="false">)</mo>
      </mrow>
    </mrow>
    <annotation encoding="StarMath 5.0">O(nlogn)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